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151371" officeooo:paragraph-rsid="00151371"/>
    </style:style>
    <style:style style:name="P2" style:family="paragraph" style:parent-style-name="Standard">
      <style:text-properties officeooo:rsid="00151371"/>
    </style:style>
    <style:style style:name="P3" style:family="paragraph" style:parent-style-name="Standard">
      <style:text-properties officeooo:rsid="00151371" officeooo:paragraph-rsid="00151371"/>
    </style:style>
    <style:style style:name="P4" style:family="paragraph" style:parent-style-name="Standard">
      <style:text-properties officeooo:rsid="001632e3" officeooo:paragraph-rsid="001632e3"/>
    </style:style>
    <style:style style:name="P5" style:family="paragraph" style:parent-style-name="Standard">
      <style:text-properties officeooo:rsid="00169bc6" officeooo:paragraph-rsid="00169b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lusions</text:p>
      <text:p text:style-name="P2"/>
      <text:p text:style-name="P3">It was not unusual for magazines or newspapers to criticise the safety of a product in the editorial content, yet continue to advertise that same product. Martens and Scott found this for Vapona fly killing strips in Good Housekeeping.<text:note text:id="ftn1" text:note-class="footnote"><text:note-citation>1</text:note-citation><text:note-body><text:p text:style-name="P1">Martens and Scott, p394</text:p></text:note-body></text:note> The case of Weedol is slightly different, as the product was considerably safer than Gramoxone, which was the root of the majority of incidents but Weedol was implicated in some deaths and there were calls for all paraquat products to be removed from sale, yet at the same time as publishing letters calling for bans and stricter sales, adverts and shop promotions featuring Weedol continued to be carried. </text:p>
      <text:p text:style-name="P3"/>
      <text:p text:style-name="P4">Photographic chemicals not appearing in news – hazard to only those who used them, no collateral damage. ?</text:p>
      <text:p text:style-name="P4"/>
      <text:p text:style-name="P5">These chemical uses are generally individual pursuits, though they are undertaken with other people in mind: for their hygiene, approval, pleasure and even envy as well as their saf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0:37:19.771362000</meta:creation-date>
    <dc:date>2014-09-26T12:35:38.436778000</dc:date>
    <meta:editing-duration>P0D</meta:editing-duration>
    <meta:editing-cycles>3</meta:editing-cycles>
    <meta:generator>LibreOffice/4.2.4.2$MacOSX_x86 LibreOffice_project/63150712c6d317d27ce2db16eb94c2f3d7b699f8</meta:generator>
    <meta:document-statistic meta:table-count="0" meta:image-count="0" meta:object-count="0" meta:page-count="1" meta:paragraph-count="5" meta:word-count="158" meta:character-count="969" meta:non-whitespace-character-count="814"/>
  </office:meta>
</office:document-meta>
</file>